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text-line-through-style="solid" style:text-line-through-type="single" style:text-underline-style="none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stan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e size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otal h</text:p>
          </table:table-cell>
          <table:table-cell table:formula="of:=[.B9]+[.B10]*[.B3]+[.B3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x height</text:p>
          </table:table-cell>
          <table:table-cell office:value-type="float" office:value="1850" calcext:value-type="float">
            <text:p>18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w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d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1" office:value-type="string" calcext:value-type="string">
            <text:p>Profily</text:p>
          </table:table-cell>
          <table:table-cell table:style-name="ce1" office:value-type="string" calcext:value-type="string">
            <text:p>Počet</text:p>
          </table:table-cell>
        </table:table-row>
        <table:table-row table:style-name="ro1">
          <table:table-cell office:value-type="string" calcext:value-type="string">
            <text:p>feet height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G3]"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formula="of:=[.B5]-2*[.B3]" office:value-type="float" office:value="510" calcext:value-type="float">
            <text:p>510</text:p>
          </table:table-cell>
          <table:table-cell table:formula="of:=([.B10]+1)*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ck heights</text:p>
          </table:table-cell>
          <table:table-cell table:formula="of:=SUM([.B12:.B15])" office:value-type="float" office:value="1680" calcext:value-type="float">
            <text:p>1680</text:p>
          </table:table-cell>
          <table:table-cell table:number-columns-repeated="3"/>
          <table:table-cell table:formula="of:=[.B6]-2*[.B3]" office:value-type="float" office:value="570" calcext:value-type="float">
            <text:p>570</text:p>
          </table:table-cell>
          <table:table-cell table:formula="of:=([.B10]+1)*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ck coun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Alu L spojky</text:p>
          </table:table-cell>
          <table:table-cell table:style-name="ce3" table:formula="of:=([.G8]+[.G9])*4-8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ck1 h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string" calcext:value-type="string">
            <text:p>M6x10</text:p>
          </table:table-cell>
          <table:table-cell table:formula="of:=[.G11]*2+[.G16]*2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rack2 h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Plastové 3spojky</text:p>
          </table:table-cell>
          <table:table-cell table:formula="of:=([.B10])*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ck3 h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string" calcext:value-type="string">
            <text:p>Plastové 2 spojk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6x14</text:p>
          </table:table-cell>
          <table:table-cell table:formula="of:=[.G13]*3+[.G14]*3"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 profil na police</text:p>
          </table:table-cell>
          <table:table-cell table:formula="of:=([.B10]+1)*4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Rohové matky</text:p>
          </table:table-cell>
          <table:table-cell table:style-name="ce4" table:formula="of:=[.G11]" office:value-type="float" office:value="56" calcext:value-type="float">
            <office:annotation draw:style-name="gr1" draw:text-style-name="P2" svg:width="2.899cm" svg:height="1.799cm" svg:x="17.522cm" svg:y="5.724cm" draw:caption-point-x="-0.61cm" draw:caption-point-y="1.51cm">
              <dc:date>2020-10-13T00:00:00</dc:date>
              <text:p text:style-name="P1"><text:span text:style-name="T1">Nahrazeno 2x T matkou, stojí to úplnou píčovinu</text:span></text:p>
            </office:annotation>
            <text:p>56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T matky M6</text:p>
          </table:table-cell>
          <table:table-cell table:style-name="ce3" table:formula="of:=([.G15]+[.G12])-2*[.G16]+[.G17]*2" office:value-type="float" office:value="320" calcext:value-type="float">
            <text:p>3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dložky M6</text:p>
          </table:table-cell>
          <table:table-cell table:formula="of:=([.G14]+[.G13])*3+[.G16]*2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 style:data-style-name="N2" text:time-value="16:22:42.78198329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6:22:49.965425330</meta:creation-date>
    <meta:generator>LibreOffice/6.4.7.2$Linux_X86_64 LibreOffice_project/40$Build-2</meta:generator>
    <dc:date>2020-11-22T17:21:37.913077710</dc:date>
    <meta:editing-duration>PT1H50M46S</meta:editing-duration>
    <meta:editing-cycles>7</meta:editing-cycles>
    <meta:document-statistic meta:table-count="1" meta:cell-count="49" meta:object-count="0"/>
  </office:meta>
</office:document-meta>
</file>